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Max thread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etches/sec</text:p>
          </table:table-cell>
          <table:table-cell table:number-columns-repeated="16379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49987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9995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.31542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9996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39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9996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49964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.3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.999908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99977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99974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.999909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6657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13319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6658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36" calcext:value-type="float">
            <text:p>1636</text:p>
          </table:table-cell>
          <table:table-cell office:value-type="float" office:value="15" calcext:value-type="float">
            <text:p>15</text:p>
          </table:table-cell>
          <table:table-cell office:value-type="float" office:value="109067" calcext:value-type="float">
            <text:p>109067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33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3317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3316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1" table:number-columns-repeated="16384" table:default-cell-style-name="ce5"/>
        <table:table-row table:style-name="ro1">
          <table:table-cell table:style-name="ce1" office:value-type="string" calcext:value-type="string">
            <text:p>Max thread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etches/sec</text:p>
          </table:table-cell>
          <table:table-cell table:number-columns-repeated="163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517.7270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378.7320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322.4330</text:p>
          </table:table-cell>
          <table:table-cell table:number-columns-repeated="163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587.5290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561.8510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269.14</text:p>
          </table:table-cell>
          <table:table-cell table:number-columns-repeated="163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567.61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545.2340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186.0330</text:p>
          </table:table-cell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6" office:value-type="string" calcext:value-type="string">
            <text:p>447.8420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459.4330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75.0080</text:p>
          </table:table-cell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515.6760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283.1080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271.8210</text:p>
          </table:table-cell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463.98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487.1310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363.3550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2" office:value-type="string" calcext:value-type="string">
            <text:p>491.7850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462.948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80.8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494.248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472.096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272.002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493.456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484.88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496.33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6" office:value-type="string" calcext:value-type="string">
            <text:p>127.981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489.937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328.304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123.834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465.595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476.681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126.498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481.958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365.004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6" office:value-type="string" calcext:value-type="string">
            <text:p>121.487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22.858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343.35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123.827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121.86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462.916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119.559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104.942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358.908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6" office:value-type="string" calcext:value-type="string">
            <text:p>120.678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25.313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24.911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122.687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120.995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123.587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124.337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124.118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126.37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0" calcext:value-type="float">
            <text:p>5000</text:p>
          </table:table-cell>
          <table:table-cell table:style-name="ce6" office:value-type="string" calcext:value-type="string">
            <text:p>132.777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25.328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121.422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00" calcext:value-type="float">
            <text:p>7500</text:p>
          </table:table-cell>
          <table:table-cell table:style-name="ce6" office:value-type="string" calcext:value-type="string">
            <text:p>126.403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126.977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0" calcext:value-type="float">
            <text:p>7500</text:p>
          </table:table-cell>
          <table:table-cell table:style-name="ce6" office:value-type="string" calcext:value-type="string">
            <text:p>106.158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6" office:value-type="string" calcext:value-type="string">
            <text:p>120.678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113.076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119.5420</text:p>
          </table:table-cell>
          <table:table-cell table:number-columns-repeated="1638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21:41:36.9516687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1:32:15.725987177</meta:creation-date>
    <dc:date>2025-11-05T00:36:52.497798085</dc:date>
    <meta:editing-duration>PT26M17S</meta:editing-duration>
    <meta:editing-cycles>3</meta:editing-cycles>
    <meta:generator>LibreOffice/24.2.7.2$Linux_X86_64 LibreOffice_project/420$Build-2</meta:generator>
    <meta:document-statistic meta:table-count="2" meta:cell-count="359" meta:object-count="0"/>
  </office:meta>
</office:document-meta>
</file>